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66c" officeooo:paragraph-rsid="000d466c"/>
    </style:style>
    <style:style style:name="P2" style:family="paragraph" style:parent-style-name="Standard">
      <style:text-properties officeooo:rsid="000d7fc5" officeooo:paragraph-rsid="000d7fc5"/>
    </style:style>
    <style:style style:name="P3" style:family="paragraph" style:parent-style-name="Standard">
      <style:text-properties officeooo:rsid="000e8aaf" officeooo:paragraph-rsid="000d7fc5"/>
    </style:style>
    <style:style style:name="P4" style:family="paragraph" style:parent-style-name="Standard">
      <style:text-properties officeooo:rsid="000e8aaf" officeooo:paragraph-rsid="000e8aaf"/>
    </style:style>
    <style:style style:name="P5" style:family="paragraph" style:parent-style-name="Standard">
      <style:text-properties officeooo:rsid="000e8aaf" officeooo:paragraph-rsid="000ea618"/>
    </style:style>
    <style:style style:name="P6" style:family="paragraph" style:parent-style-name="Standard">
      <style:text-properties officeooo:rsid="000ea618" officeooo:paragraph-rsid="000d7f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X1 peakpos offsets for peak between 645 and 665</text:p>
      <text:p text:style-name="P2"/>
      <text:p text:style-name="P4">FCN=1999.06 FROM MIGRAD <text:s text:c="3"/>STATUS=CONVERGED <text:s text:c="4"/>108 CALLS <text:s text:c="8"/>109 TOTAL</text:p>
      <text:p text:style-name="P4"><text:s text:c="21"/>EDM=6.88365e-09 <text:s text:c="3"/>STRATEGY= 1 <text:s/>ERROR MATRIX UNCERTAINTY <text:s text:c="2"/>3.8 per cent</text:p>
      <text:p text:style-name="P4"><text:s text:c="2"/>EXT PARAMETER <text:s text:c="34"/>STEP <text:s text:c="8"/>FIRST <text:s text:c="2"/></text:p>
      <text:p text:style-name="P4"><text:s text:c="2"/>NO. <text:s text:c="2"/>NAME <text:s text:c="5"/>VALUE <text:s text:c="11"/>ERROR <text:s text:c="9"/>SIZE <text:s text:c="5"/>DERIVATIVE </text:p>
      <text:p text:style-name="P4"><text:s text:c="3"/>1 <text:s/>Constant <text:s text:c="4"/>4.82667e+02 <text:s text:c="2"/>9.64049e+00 <text:s text:c="2"/>4.56887e-02 <text:s/>-2.21755e-05</text:p>
      <text:p text:style-name="P4"><text:s text:c="3"/>2 <text:s/>Mean <text:s text:c="8"/>6.52267e+02 <text:s text:c="2"/>1.33061e-02 <text:s text:c="2"/>5.61129e-05 <text:s/>-1.30349e-03</text:p>
      <text:p text:style-name="P4"><text:s text:c="3"/>3 <text:s/>Sigma <text:s text:c="7"/>1.00522e+00 <text:s text:c="2"/>1.54214e-02 <text:s/>-1.16379e-05 <text:s/>-9.00424e-02</text:p>
      <text:p text:style-name="P5"><text:s/></text:p>
      <text:p text:style-name="P5">1128 652.612 0.987168</text:p>
      <text:p text:style-name="P4"><text:s/>1093 653.108 0.859971</text:p>
      <text:p text:style-name="P4"><text:s/>1100 652.482 0.984313</text:p>
      <text:p text:style-name="P4"><text:s/>1104 652.406 1.03155</text:p>
      <text:p text:style-name="P4"><text:s/>1108 652.114 1.02603</text:p>
      <text:p text:style-name="P4"><text:s/>1112 652 1.00851</text:p>
      <text:p text:style-name="P4"><text:s/>1117 652.096 1.0304</text:p>
      <text:p text:style-name="P4"><text:s/>1123 652.267 1.00522</text:p>
      <text:p text:style-name="P4"/>
      <text:p text:style-name="P4">1128 <text:s/>Difference compared with run 1128 <text:s/>0</text:p>
      <text:p text:style-name="P4">1093 <text:s/>Difference compared with run 1128 <text:s/>0.495239</text:p>
      <text:p text:style-name="P4">1100 <text:s/>Difference compared with run 1128 <text:s/>-0.130066</text:p>
      <text:p text:style-name="P4">1104 <text:s/>Difference compared with run 1128 <text:s/>-0.206055</text:p>
      <text:p text:style-name="P4">1108 <text:s/>Difference compared with run 1128 <text:s/>-0.498474</text:p>
      <text:p text:style-name="P4">1112 <text:s/>Difference compared with run 1128 <text:s/>-0.612732</text:p>
      <text:p text:style-name="P4">1117 <text:s/>Difference compared with run 1128 <text:s/>-0.516052</text:p>
      <text:p text:style-name="P3">1123 <text:s/>Difference compared with run 1128 <text:s/>-0.34588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56:25.543141245</meta:creation-date>
    <meta:print-date>2017-10-03T13:14:03.906202750</meta:print-date>
    <dc:date>2017-10-03T13:23:45.671335908</dc:date>
    <meta:editing-duration>PT10M47S</meta:editing-duration>
    <meta:editing-cycles>1</meta:editing-cycles>
    <meta:document-statistic meta:table-count="0" meta:image-count="0" meta:object-count="0" meta:page-count="1" meta:paragraph-count="25" meta:word-count="134" meta:character-count="1129" meta:non-whitespace-character-count="826"/>
    <meta:generator>LibreOffice/5.1.6.2$Linux_X86_64 LibreOffice_project/10m0$Build-2</meta:generator>
  </office:meta>
</office:document-meta>
</file>